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3.5cm"/>
    </style:style>
    <style:style style:name="gr2" style:family="graphic" style:parent-style-name="standard">
      <style:graphic-properties draw:fill-color="#f79448" draw:textarea-horizontal-align="justify" draw:textarea-vertical-align="middle" draw:auto-grow-height="false" fo:min-height="2.45cm" fo:min-width="5.6cm"/>
    </style:style>
    <style:style style:name="gr3" style:family="graphic" style:parent-style-name="standard">
      <style:graphic-properties draw:fill-color="#fff685" draw:textarea-horizontal-align="justify" draw:textarea-vertical-align="middle" draw:auto-grow-height="false" fo:min-height="3.15cm" fo:min-width="10.4cm"/>
    </style:style>
    <style:style style:name="gr4" style:family="graphic" style:parent-style-name="standard">
      <style:graphic-properties draw:textarea-horizontal-align="justify" draw:textarea-vertical-align="middle" draw:auto-grow-height="false" fo:min-height="4.15cm" fo:min-width="12.9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05cm" fo:min-width="3.8cm"/>
    </style:style>
    <style:style style:name="gr6" style:family="graphic" style:parent-style-name="standard">
      <style:graphic-properties draw:fill-color="#94070a" draw:textarea-horizontal-align="justify" draw:textarea-vertical-align="middle" draw:auto-grow-height="false" fo:min-height="1.75cm" fo:min-width="5cm"/>
    </style:style>
    <style:style style:name="gr7" style:family="graphic" style:parent-style-name="standard">
      <style:graphic-properties draw:fill-color="#f04e4d" draw:textarea-horizontal-align="justify" draw:textarea-vertical-align="middle" draw:auto-grow-height="false" fo:min-height="0.75cm" fo:min-width="3.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textarea-horizontal-align="justify" draw:textarea-vertical-align="middle" draw:auto-grow-height="false" fo:min-height="1.35cm" fo:min-width="8.3cm"/>
    </style:style>
    <style:style style:name="P1" style:family="paragraph">
      <style:paragraph-properties fo:text-align="center"/>
    </style:style>
    <style:style style:name="P2" style:family="paragraph">
      <loext:graphic-properties draw:fill-color="#f79448"/>
      <style:paragraph-properties fo:text-align="center"/>
    </style:style>
    <style:style style:name="P3" style:family="paragraph">
      <loext:graphic-properties draw:fill-color="#fff685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00b274"/>
      <style:paragraph-properties fo:text-align="center"/>
    </style:style>
    <style:style style:name="P6" style:family="paragraph">
      <loext:graphic-properties draw:fill-color="#94070a"/>
      <style:paragraph-properties fo:text-align="center"/>
    </style:style>
    <style:style style:name="P7" style:family="paragraph">
      <loext:graphic-properties draw:fill-color="#f04e4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14cm" svg:height="1.7cm" svg:x="11.4cm" svg:y="1.8cm">
          <text:p text:style-name="P1">Domain Specific Language for stock market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6.1cm" svg:height="2.7cm" svg:x="1.6cm" svg:y="1.9cm">
          <text:p text:style-name="P1"><text:span text:style-name="T1">Core</text:span></text:p>
          <text:list text:style-name="L2">
            <text:list-item>
              <text:p text:style-name="P1">DSL specification</text:p>
            </text:list-item>
            <text:list-item>
              <text:p text:style-name="P1">Interpreter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10.9cm" svg:height="3.4cm" svg:x="2.3cm" svg:y="11cm">
          <text:p text:style-name="P1"><text:span text:style-name="T1">Mobile app</text:span></text:p>
          <text:list text:style-name="L2">
            <text:list-item>
              <text:p text:style-name="P1"><text:span text:style-name="T2">Notification mechanism plan</text:span></text:p>
            </text:list-item>
            <text:list-item>
              <text:p text:style-name="P1"><text:span text:style-name="T2">Contract with external compan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13.4cm" svg:height="4.4cm" svg:x="14.8cm" svg:y="12.6cm">
          <text:p text:style-name="P1"><text:span text:style-name="T1">Desktop client</text:span></text:p>
          <text:list text:style-name="L2">
            <text:list-item>
              <text:p text:style-name="P1"><text:span text:style-name="T3">Server responses as plain charts</text:span></text:p>
            </text:list-item>
            <text:list-item>
              <text:p text:style-name="P1"><text:span text:style-name="T3">Most common chart transformation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3cm" svg:height="1.3cm" svg:x="19.5cm" svg:y="4.3cm">
          <text:p text:style-name="P1">Ideas forum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5.5cm" svg:height="2cm" svg:x="12.3cm" svg:y="5.6cm">
          <text:p text:style-name="P1">API specification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4.1cm" svg:height="1cm" svg:x="15.5cm" svg:y="11.3cm">
          <text:p text:style-name="P1">Web service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s" svg:x1="18.4cm" svg:y1="3.5cm" svg:x2="17.55cm" svg:y2="11.3cm" draw:start-shape="id1" draw:end-shape="id2" draw:end-glue-point="0" svg:d="M18400 3500v501l-850 6798v501" svg:viewBox="0 0 851 7801">
          <text:p/>
        </draw:connector>
        <draw:connector draw:style-name="gr9" draw:text-style-name="P8" draw:layer="layout" draw:type="line" svg:x1="15.05cm" svg:y1="7.6cm" svg:x2="14.8cm" svg:y2="14.8cm" draw:start-shape="id3" draw:end-shape="id4" svg:d="M15050 7600l-250 7200" svg:viewBox="0 0 251 7201">
          <text:p/>
        </draw:connector>
        <draw:connector draw:style-name="gr8" draw:text-style-name="P8" draw:layer="layout" draw:type="line" svg:x1="18.4cm" svg:y1="3.5cm" svg:x2="19.5cm" svg:y2="4.95cm" draw:start-shape="id1" draw:end-shape="id5" svg:d="M18400 3500l1100 1450" svg:viewBox="0 0 1101 1451">
          <text:p/>
        </draw:connector>
        <draw:connector draw:style-name="gr8" draw:text-style-name="P8" draw:layer="layout" draw:type="line" svg:x1="18.4cm" svg:y1="3.5cm" svg:x2="21.5cm" svg:y2="12.6cm" draw:start-shape="id1" draw:end-shape="id4" svg:d="M18400 3500l3100 9100" svg:viewBox="0 0 3101 9101">
          <text:p/>
        </draw:connector>
        <draw:connector draw:style-name="gr8" draw:text-style-name="P8" draw:layer="layout" draw:type="line" svg:x1="11.4cm" svg:y1="2.65cm" svg:x2="7.7cm" svg:y2="3.25cm" draw:start-shape="id1" draw:end-shape="id6" svg:d="M11400 2650l-3700 600" svg:viewBox="0 0 3701 601">
          <text:p/>
        </draw:connector>
        <draw:connector draw:style-name="gr9" draw:text-style-name="P8" draw:layer="layout" draw:type="line" svg:x1="15.05cm" svg:y1="7.6cm" svg:x2="15.5cm" svg:y2="11.8cm" draw:start-shape="id3" draw:end-shape="id2" svg:d="M15050 7600l450 4200" svg:viewBox="0 0 451 4201">
          <text:p/>
        </draw:connector>
        <draw:connector draw:style-name="gr10" draw:text-style-name="P8" draw:layer="layout" draw:type="line" svg:x1="15.05cm" svg:y1="7.6cm" svg:x2="13.2cm" svg:y2="12.7cm" draw:start-shape="id3" draw:end-shape="id7" svg:d="M15050 7600l-1850 5100" svg:viewBox="0 0 1851 5101">
          <text:p/>
        </draw:connector>
        <draw:connector draw:style-name="gr8" draw:text-style-name="P8" draw:layer="layout" draw:type="line" svg:x1="18.4cm" svg:y1="3.5cm" svg:x2="17.8cm" svg:y2="6.6cm" draw:start-shape="id1" draw:end-shape="id3" svg:d="M18400 3500l-600 3100" svg:viewBox="0 0 601 3101">
          <text:p/>
        </draw:connector>
        <draw:connector draw:style-name="gr8" draw:text-style-name="P8" draw:layer="layout" draw:type="line" svg:x1="11.4cm" svg:y1="2.65cm" svg:x2="13.2cm" svg:y2="12.7cm" draw:start-shape="id1" draw:end-shape="id7" svg:d="M11400 2650l1800 10050" svg:viewBox="0 0 1801 10051">
          <text:p/>
        </draw:connector>
        <draw:custom-shape draw:style-name="gr11" draw:text-style-name="P1" xml:id="id8" draw:id="id8" draw:layer="layout" svg:width="8.8cm" svg:height="1.6cm" svg:x="19.5cm" svg:y="8.3cm">
          <text:p text:style-name="P1">TA chart transofrmations </text:p>
          <text:p text:style-name="P1">importance order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line" svg:x1="25.4cm" svg:y1="2.65cm" svg:x2="23.9cm" svg:y2="8.3cm" draw:start-shape="id1" draw:start-glue-point="1" draw:end-shape="id8" svg:d="M25400 2650l-1500 5650" svg:viewBox="0 0 1501 5651">
          <text:p/>
        </draw:connector>
        <draw:connector draw:style-name="gr9" draw:text-style-name="P8" draw:layer="layout" draw:type="line" svg:x1="23.9cm" svg:y1="9.9cm" svg:x2="21.5cm" svg:y2="12.6cm" draw:start-shape="id8" draw:end-shape="id4" svg:d="M23900 9900l-2400 2700" svg:viewBox="0 0 2401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2T18:45:38.203063092</meta:creation-date>
    <dc:date>2019-11-12T19:29:10.715682373</dc:date>
    <meta:editing-duration>PT21M40S</meta:editing-duration>
    <meta:editing-cycles>4</meta:editing-cycles>
    <meta:generator>LibreOffice/6.0.7.3$Linux_X86_64 LibreOffice_project/00m0$Build-3</meta:generator>
    <meta:document-statistic meta:object-count="19"/>
  </office:meta>
</office:document-meta>
</file>